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331e" officeooo:paragraph-rsid="000fe96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2331e" officeooo:paragraph-rsid="000fe969" style:font-size-asian="18pt" style:font-weight-asian="bold" style:font-size-complex="18pt" style:font-weight-complex="bold"/>
    </style:style>
    <style:style style:name="P3" style:family="paragraph" style:list-style-name="L1"/>
    <style:style style:name="P4" style:family="paragraph" style:parent-style-name="Text_20_body" style:list-style-name="L1">
      <style:text-properties officeooo:paragraph-rsid="000fe969"/>
    </style:style>
    <style:style style:name="P5" style:family="paragraph" style:list-style-name="L2"/>
    <style:style style:name="P6" style:family="paragraph" style:list-style-name="L5"/>
    <style:style style:name="P7" style:family="paragraph" style:parent-style-name="Text_20_body" style:list-style-name="L1">
      <style:text-properties officeooo:rsid="000fe969" officeooo:paragraph-rsid="000fe969"/>
    </style:style>
    <style:style style:name="P8" style:family="paragraph" style:list-style-name="L9"/>
    <style:style style:name="P9" style:family="paragraph" style:list-style-name="L12"/>
    <style:style style:name="P10" style:family="paragraph" style:list-style-name="L14"/>
    <style:style style:name="P11" style:family="paragraph" style:list-style-name="L16"/>
    <style:style style:name="T1" style:family="text">
      <style:text-properties officeooo:rsid="000fe96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space-before="0.54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space-before="0.54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space-before="0.54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space-before="0.54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1.03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53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02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51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00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48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97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space-before="0.54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)" style:num-suffix=")" style:num-format="a">
        <style:list-level-properties text:space-before="0.54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0<text:span text:style-name="T1">2</text:span></text:p>
      <text:p text:style-name="P2">ALGORITMOS 1</text:p>
      <text:p text:style-name="P1">Mateus Henrique Souza Silva</text:p>
      <text:p text:style-name="P1">2020006841</text:p>
      <text:p text:style-name="P1"/>
      <text:p text:style-name="P1"/>
      <text:list xml:id="list2460423656" text:style-name="L1">
        <text:list-item>
          <text:p text:style-name="P4">Para encontrar o valor de pico p em um vetor unimodal A com complexidade O(log n), podemos utilizar uma abordagem de busca binária modificada.</text:p>
          <text:list>
            <text:list-item>
              <text:p text:style-name="P4">Inicialize dois ponteiros, "inicio" apontando para o primeiro elemento do vetor e "fim" apontando para o último elemento.</text:p>
            </text:list-item>
            <text:list-item>
              <text:p text:style-name="P4">Execute um loop enquanto inicio &lt;= fim.</text:p>
            </text:list-item>
            <text:list-item>
              <text:p text:style-name="P4">Dentro do loop, encontre o elemento do meio do vetor usando a fórmula: meio = (inicio + fim) / 2.</text:p>
            </text:list-item>
            <text:list-item>
              <text:p text:style-name="P4">Verifique se A[meio] é maior que seus vizinhos A[meio - 1] e A[meio + 1].</text:p>
            </text:list-item>
            <text:list-item>
              <text:p text:style-name="P4">Se for maior, retorne o índice meio, pois encontramos o pico.</text:p>
            </text:list-item>
            <text:list-item>
              <text:p text:style-name="P4">Caso contrário, verifique se A[meio - 1] é maior que A[meio].</text:p>
              <text:list>
                <text:list-item>
                  <text:p text:style-name="P4">Se for maior, atualize o ponteiro "fim" para meio - 1.</text:p>
                </text:list-item>
                <text:list-item>
                  <text:p text:style-name="P4">Caso contrário, atualize o ponteiro "inicio" para meio + 1.</text:p>
                </text:list-item>
              </text:list>
            </text:list-item>
            <text:list-item>
              <text:p text:style-name="P4">Se nenhum pico for encontrado durante o loop, retorne -1 para indicar que não há pico no vetor.</text:p>
            </text:list-item>
          </text:list>
          <text:p text:style-name="P4">A complexidade desse algoritmo é O(log n) porque a busca é realizada dividindo o espaço de pesquisa ao meio a cada iteração, reduzindo pela metade o tamanho do vetor a ser verificado.</text:p>
          <text:p text:style-name="P4"/>
        </text:list-item>
        <text:list-item>
          <text:p text:style-name="P4">Para resolver o problema de maximizar o lucro na compra e venda de ações, podemos utilizar uma abordagem baseada em programação dinâmica e ordenação.</text:p>
        </text:list-item>
      </text:list>
      <text:list xml:id="list4121057254" text:style-name="L5">
        <text:list-item>
          <text:p text:style-name="Text_20_body">Crie uma matriz de lucros com dimensões (n + 1) x (n + 1), inicializada com zeros.</text:p>
        </text:list-item>
        <text:list-item>
          <text:p text:style-name="Text_20_body">Ordene os preços das ações em ordem crescente, mantendo o índice original de cada preço.</text:p>
        </text:list-item>
        <text:list-item>
          <text:p text:style-name="Text_20_body">Execute dois loops aninhados para percorrer todos os pares de dias (i, j), onde i é o dia de compra e j é o dia de venda.</text:p>
          <text:list>
            <text:list-item>
              <text:p text:style-name="Text_20_body">O primeiro loop varia de 1 a n, representando o dia de compra.</text:p>
            </text:list-item>
            <text:list-item>
              <text:p text:style-name="Text_20_body">O segundo loop varia de i a n, representando o dia de venda.</text:p>
            </text:list-item>
          </text:list>
        </text:list-item>
        <text:list-item>
          <text:p text:style-name="Text_20_body">Calcule o lucro obtido ao comprar no dia i e vender no dia j como: lucro = p[j] - p[i], onde p[i] e p[j] são os preços das ações nos dias i e j, respectivamente.</text:p>
        </text:list-item>
        <text:list-item>
          <text:p text:style-name="Text_20_body">Armazene o valor máximo de lucro encontrado na matriz de lucros na posição (i, j).</text:p>
        </text:list-item>
        <text:list-item>
          <text:p text:style-name="Text_20_body"><text:soft-page-break/>No final, o maior lucro será o valor máximo na última linha da matriz de lucros.</text:p>
        </text:list-item>
        <text:list-item>
          <text:p text:style-name="Text_20_body">Para determinar os dias de compra e venda correspondentes ao lucro máximo, percorra a matriz de lucros a partir do valor máximo encontrado, seguindo a seguinte lógica:</text:p>
          <text:list>
            <text:list-item>
              <text:p text:style-name="Text_20_body">Encontre o valor máximo na última linha da matriz.</text:p>
            </text:list-item>
            <text:list-item>
              <text:p text:style-name="Text_20_body">Em seguida, encontre o primeiro índice i na linha anterior (linha n-1) que tem o valor máximo - p[i] na última linha (linha n).</text:p>
            </text:list-item>
            <text:list-item>
              <text:p text:style-name="Text_20_body">Repita o passo anterior para as linhas anteriores até chegar à primeira linha.</text:p>
            </text:list-item>
            <text:list-item>
              <text:p text:style-name="Text_20_body">Os índices i e j correspondem aos dias de compra e venda, respectivamente.</text:p>
            </text:list-item>
          </text:list>
        </text:list-item>
      </text:list>
      <text:p text:style-name="Text_20_body"><text:tab/>A complexidade desse algoritmo é O(n log n) devido à ordenação dos preços das ações. Os dois loops aninhados percorrem todos os pares de dias, resultando em uma complexidade total de O(n^2). No entanto, como n^2 é dominado por n log n, a complexidade final é O(n log n).</text:p>
      <text:p text:style-name="Text_20_body"/>
      <text:list xml:id="list80148117544147" text:continue-list="list2460423656" text:style-name="L1">
        <text:list-item>
          <text:p text:style-name="Text_20_body">O problema de concatenação de strings pode ser resolvido utilizando programação dinâmica e uma matriz de custos.</text:p>
        </text:list-item>
      </text:list>
      <text:list xml:id="list1505939104" text:style-name="L9">
        <text:list-item>
          <text:p text:style-name="Text_20_body">Crie uma matriz de custos com dimensões (m+1) x (m+1), inicializada com zeros.</text:p>
        </text:list-item>
        <text:list-item>
          <text:p text:style-name="Text_20_body">Execute dois loops aninhados para percorrer todas as substrings da string alvo A.</text:p>
          <text:list>
            <text:list-item>
              <text:p text:style-name="Text_20_body">O primeiro loop varia de 1 a m, representando o início da substring.</text:p>
            </text:list-item>
            <text:list-item>
              <text:p text:style-name="Text_20_body">O segundo loop varia de i a m, representando o fim da substring.</text:p>
            </text:list-item>
          </text:list>
        </text:list-item>
        <text:list-item>
          <text:p text:style-name="Text_20_body">Calcule o custo de alinhamento da substring A[i..j] com cada string Bi do conjunto L e armazene na matriz de custos.</text:p>
        </text:list-item>
        <text:list-item>
          <text:p text:style-name="Text_20_body">Para calcular o custo de alinhamento, pode-se usar a fórmula:</text:p>
          <text:list>
            <text:list-item>
              <text:p text:style-name="Text_20_body">custo[i][j] = min(custo[i][j], custo[i][k] + custo[k+1][j] + c(i, j, Bi)), onde k varia de i a j-1 e c(i, j, Bi) representa o custo de alinhar a substring A[i..j] com Bi.</text:p>
            </text:list-item>
          </text:list>
        </text:list-item>
        <text:list-item>
          <text:p text:style-name="Text_20_body">No final, o custo mínimo de alinhamento da sequência B1, B2, ..., Bl com a string alvo A estará armazenado na posição (1, m) da matriz de custos.</text:p>
        </text:list-item>
      </text:list>
      <text:p text:style-name="Text_20_body"><text:tab/>A complexidade desse algoritmo é O(m^3 * k), onde m é o comprimento da string alvo A e k é o número de strings no conjunto L. O loop externo executa m iterações, e os dois loops aninhados percorrem todas as combinações de substrings de A, resultando em m^2 iterações. No entanto, o cálculo do custo de alinhamento c(i, j, Bi) é uma operação adicional que leva em consideração o comprimento máximo n das strings do conjunto L, levando a uma complexidade de O(m^3 * k).</text:p>
      <text:p text:style-name="Text_20_body"/>
      <text:list xml:id="list80149296927535" text:continue-list="list80148117544147" text:style-name="L1">
        <text:list-item>
          <text:p text:style-name="P7">Para provar que o algoritmo projetado minimiza o número de paradas noturnas respeitando a restrição de caminhar antes do entardecer, vamos considerar o seguinte:</text:p>
        </text:list-item>
      </text:list>
      <text:p text:style-name="Text_20_body"><text:tab/>Suponha que exista uma solução diferente em que o número de paradas noturnas seja menor do que a solução proposta pelo algoritmo. Isso significa que a solução proposta pelo algoritmo tem pelo menos uma parada noturna a mais.</text:p>
      <text:p text:style-name="Text_20_body"><text:soft-page-break/><text:tab/>No entanto, o algoritmo é projetado para garantir que, sempre que chegarem a um potencial ponto de descanso pi, eles determinem se poderão chegar ao próximo ponto pi+1 antes do entardecer. Caso afirmativo, eles continuam a caminhada, caso contrário, eles param.</text:p>
      <text:p text:style-name="Text_20_body"><text:tab/>Se houver uma solução com menos paradas noturnas, isso significa que haverá um ponto em que eles não conseguem chegar ao próximo ponto antes do entardecer, mas o algoritmo proposto pelo grupo faz com que eles continuem a caminhada. Isso é uma contradição, pois o algoritmo sempre escolherá o próximo ponto de descanso com base em sua capacidade de chegar lá antes do entardecer.</text:p>
      <text:p text:style-name="Text_20_body"><text:tab/>Portanto, podemos concluir que o algoritmo projetado minimiza o número de paradas noturnas, respeitando a restrição de caminhar antes do entardecer.</text:p>
      <text:list xml:id="list80148128134412" text:continue-numbering="true" text:style-name="L1">
        <text:list-item>
          <text:p text:style-name="Text_20_body">O problema de determinar a ordem em que as licenças devem ser compradas para minimizar o valor total gasto pode ser resolvido utilizando a abordagem de ordenação topológica.</text:p>
        </text:list-item>
      </text:list>
      <text:list xml:id="list3739427934" text:style-name="L12">
        <text:list-item>
          <text:p text:style-name="Text_20_body">Crie um grafo direcionado, onde cada licença é representada por um nó e há uma aresta direcionada do nó i para o nó j se a licença j depende da licença i.</text:p>
        </text:list-item>
        <text:list-item>
          <text:p text:style-name="Text_20_body">Atribua um peso a cada nó do grafo, correspondente ao preço da licença.</text:p>
        </text:list-item>
        <text:list-item>
          <text:p text:style-name="Text_20_body">Realize uma ordenação topológica no grafo, garantindo que todos os nós dependentes sejam visitados antes de seus nós dependentes.</text:p>
        </text:list-item>
        <text:list-item>
          <text:p text:style-name="Text_20_body">Durante a ordenação topológica, mantenha uma soma acumulada dos pesos dos nós visitados.</text:p>
        </text:list-item>
        <text:list-item>
          <text:p text:style-name="Text_20_body">A ordem resultante da ordenação topológica será a ordem em que as licenças devem ser compradas para minimizar o valor total gasto.</text:p>
        </text:list-item>
      </text:list>
      <text:p text:style-name="Text_20_body"><text:tab/>A complexidade desse algoritmo é polinomial, dependendo do número de licenças n e do número de dependências entre as licenças. A ordenação topológica tem uma complexidade de O(V + E), onde V é o número de nós (licenças) e E é o número de arestas (dependências). Portanto, a complexidade final é O(n).</text:p>
      <text:p text:style-name="Text_20_body"/>
      <text:list xml:id="list80148404511785" text:continue-list="list80148128134412" text:style-name="L1">
        <text:list-item>
          <text:p text:style-name="P7">Para encontrar o número que está faltando em uma sequência de números S={x1, x2, ..., xn} com diferença constante, podemos utilizar uma abordagem de busca binária modificada.</text:p>
        </text:list-item>
      </text:list>
      <text:list xml:id="list2853161905" text:style-name="L14">
        <text:list-item>
          <text:p text:style-name="Text_20_body">Inicialize dois ponteiros, "inicio" apontando para o primeiro elemento da sequência e "fim" apontando para o último elemento.</text:p>
        </text:list-item>
        <text:list-item>
          <text:p text:style-name="Text_20_body">Calcule a diferença entre o elemento final e o elemento inicial, dividindo-a pelo número de elementos na sequência: diferenca = (S[n] - S[1]) / n.</text:p>
        </text:list-item>
        <text:list-item>
          <text:p text:style-name="Text_20_body">Execute um loop enquanto inicio &lt;= fim.</text:p>
        </text:list-item>
        <text:list-item>
          <text:p text:style-name="Text_20_body">Dentro do loop, encontre o elemento do meio da sequência usando a fórmula: meio = inicio + (fim - inicio) / 2.</text:p>
        </text:list-item>
        <text:list-item>
          <text:p text:style-name="Text_20_body">Verifique se o elemento meio + 1 é igual a meio + diferenca.</text:p>
          <text:list>
            <text:list-item>
              <text:p text:style-name="Text_20_body">Se for igual, atualize o ponteiro "inicio" para meio + 1.</text:p>
            </text:list-item>
            <text:list-item>
              <text:p text:style-name="Text_20_body">Caso contrário, o número faltando está entre os elementos meio e meio + 1.</text:p>
            </text:list-item>
          </text:list>
        </text:list-item>
        <text:list-item>
          <text:p text:style-name="Text_20_body"><text:soft-page-break/>Continue dividindo a sequência ao meio até encontrar o número faltando.</text:p>
        </text:list-item>
        <text:list-item>
          <text:p text:style-name="Text_20_body">O número faltando será o elemento meio + diferenca.</text:p>
        </text:list-item>
      </text:list>
      <text:p text:style-name="Text_20_body"><text:tab/>A complexidade desse algoritmo é O(log n) porque a busca é realizada dividindo o espaço de pesquisa ao meio a cada iteração, reduzindo pela metade o tamanho da sequência a ser verificada.</text:p>
      <text:p text:style-name="Text_20_body"/>
      <text:list xml:id="list80148920498780" text:continue-list="list80148404511785" text:style-name="L1">
        <text:list-item>
          <text:p text:style-name="P7">O problema de determinar a implantação de pontos de pedágio ao longo de uma rodovia pode ser resolvido utilizando programação dinâmica.</text:p>
        </text:list-item>
      </text:list>
      <text:list xml:id="list3237407049" text:style-name="L16">
        <text:list-item>
          <text:p text:style-name="Text_20_body">Ordene os pontos de implantação de pedágio xi em ordem crescente.</text:p>
        </text:list-item>
        <text:list-item>
          <text:p text:style-name="Text_20_body">Crie uma matriz de valores máximos com dimensões (n+1) x (n+1), inicializada com zeros.</text:p>
        </text:list-item>
        <text:list-item>
          <text:p text:style-name="Text_20_body">Execute um loop externo que percorre todos os pontos de implantação de pedágio de 1 a n.</text:p>
        </text:list-item>
        <text:list-item>
          <text:p text:style-name="Text_20_body">Dentro do loop externo, execute um loop interno que percorre todos os pontos anteriores ao ponto atual.</text:p>
        </text:list-item>
        <text:list-item>
          <text:p text:style-name="Text_20_body">Calcule o valor máximo para o ponto de implantação de pedágio xi como o máximo entre:</text:p>
          <text:list>
            <text:list-item>
              <text:p text:style-name="Text_20_body">O valor máximo para o ponto de implantação de pedágio anterior xj + r, onde j varia de 0 a i-1 e r é a receita obtida com o pedágio no ponto xi.</text:p>
            </text:list-item>
            <text:list-item>
              <text:p text:style-name="Text_20_body">O valor máximo para o ponto de implantação de pedágio anterior xi-1.</text:p>
            </text:list-item>
          </text:list>
        </text:list-item>
        <text:list-item>
          <text:p text:style-name="Text_20_body">Armazene o valor máximo para cada ponto de implantação de pedágio na matriz de valores máximos.</text:p>
        </text:list-item>
        <text:list-item>
          <text:p text:style-name="Text_20_body">O valor máximo total será o valor máximo na última coluna da matriz de valores máximos.</text:p>
        </text:list-item>
        <text:list-item>
          <text:p text:style-name="Text_20_body">Para determinar os pontos de implantação de pedágio correspondentes ao valor máximo total, percorra a matriz de valores máximos a partir do valor máximo encontrado, seguindo a seguinte lógica:</text:p>
          <text:list>
            <text:list-item>
              <text:p text:style-name="Text_20_body">Encontre o valor máximo na última coluna da matriz.</text:p>
            </text:list-item>
            <text:list-item>
              <text:p text:style-name="Text_20_body">Em seguida, encontre o primeiro índice i na coluna anterior (coluna n-1) que tem o valor máximo - r na última coluna (coluna n).</text:p>
            </text:list-item>
            <text:list-item>
              <text:p text:style-name="Text_20_body">Repita o passo anterior para as colunas anteriores até chegar à primeira coluna.</text:p>
            </text:list-item>
            <text:list-item>
              <text:p text:style-name="Text_20_body">Os índices i correspondem aos pontos de implantação de pedágio escolhidos.</text:p>
            </text:list-item>
          </text:list>
        </text:list-item>
      </text:list>
      <text:p text:style-name="Text_20_body"><text:tab/>A complexidade desse algoritmo é O(n^2), onde n é o número de pontos de implantação de pedágio. O loop externo executa n iterações, e o loop interno percorre todos os pontos anteriores ao ponto atual, resultando em um total de n^2 iteraçõ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7:53:04.698719998</meta:creation-date>
    <dc:date>2023-06-06T08:01:47.049509522</dc:date>
    <meta:editing-duration>PT8M43S</meta:editing-duration>
    <meta:editing-cycles>1</meta:editing-cycles>
    <meta:document-statistic meta:table-count="0" meta:image-count="0" meta:object-count="0" meta:page-count="4" meta:paragraph-count="79" meta:word-count="1663" meta:character-count="9211" meta:non-whitespace-character-count="7683"/>
    <meta:generator>LibreOffice/7.3.7.2$Linux_X86_64 LibreOffice_project/30$Build-2</meta:generator>
  </office:meta>
</office:document-meta>
</file>